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9a0" officeooo:paragraph-rsid="001839a0"/>
    </style:style>
    <style:style style:name="P2" style:family="paragraph" style:parent-style-name="Standard">
      <style:text-properties officeooo:rsid="001b48f8" officeooo:paragraph-rsid="001b48f8"/>
    </style:style>
    <style:style style:name="P3" style:family="paragraph" style:parent-style-name="Standard">
      <style:text-properties officeooo:paragraph-rsid="001b48f8"/>
    </style:style>
    <style:style style:name="P4" style:family="paragraph" style:parent-style-name="Standard">
      <style:text-properties officeooo:rsid="001dddca" officeooo:paragraph-rsid="001dddca"/>
    </style:style>
    <style:style style:name="P5" style:family="paragraph" style:parent-style-name="Standard">
      <style:text-properties officeooo:paragraph-rsid="001dddca"/>
    </style:style>
    <style:style style:name="P6" style:family="paragraph" style:parent-style-name="Standard">
      <style:text-properties fo:font-weight="bold" officeooo:rsid="001dddca" officeooo:paragraph-rsid="001dddca" style:font-weight-asian="bold" style:font-weight-complex="bold"/>
    </style:style>
    <style:style style:name="P7" style:family="paragraph" style:parent-style-name="Standard">
      <style:text-properties fo:font-weight="bold" officeooo:paragraph-rsid="001b48f8" style:font-weight-asian="bold" style:font-weight-complex="bold"/>
    </style:style>
    <style:style style:name="P8" style:family="paragraph" style:parent-style-name="Standard">
      <style:text-properties fo:font-weight="bold" officeooo:rsid="001839a0" officeooo:paragraph-rsid="001839a0" style:font-weight-asian="bold" style:font-weight-complex="bold"/>
    </style:style>
    <style:style style:name="T1" style:family="text">
      <style:text-properties officeooo:rsid="001b48f8"/>
    </style:style>
    <style:style style:name="T2" style:family="text">
      <style:text-properties officeooo:rsid="001c4860"/>
    </style:style>
    <style:style style:name="T3" style:family="text">
      <style:text-properties officeooo:rsid="001ddd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ágina inicial</text:p>
      <text:p text:style-name="P1"/>
      <text:p text:style-name="P1"><text:span text:style-name="T1">&gt;</text:span>Corrigir: CanelonES lasanhaS e ravióliS</text:p>
      <text:p text:style-name="P1"/>
      <text:p text:style-name="P8">Quem somos</text:p>
      <text:p text:style-name="P1"/>
      <text:p text:style-name="P1"><text:span text:style-name="T1">&gt;</text:span>Tirar minha foto. Deixa só a foto da massa de fundo que acho que vai ficar melhor</text:p>
      <text:p text:style-name="P1"><text:span text:style-name="T1">&gt;</text:span>Pensei em mudar a diagramação. Colocar o texto descritivo acima e a poesia embaixo, ambos centralizados. A poesia acho que pode ficar na frente da imagem de fundo mesmo, o texto descritivo já não sei.</text:p>
      <text:p text:style-name="P1"/>
      <text:p text:style-name="P7"><text:span text:style-name="T1">Revendedores</text:span></text:p>
      <text:p text:style-name="P3"/>
      <text:p text:style-name="P2"><text:span text:style-name="T2">&gt;</text:span>Acho legal incluir, na página inicial mesmo, embaixo do link “revendedores”, um outro link “<text:span text:style-name="T2">seja um revendedor”. Que leva pra uma página igual a sua para envio de mensagem direto pro nosso e-mail </text:span><text:span text:style-name="T3">ou whatsapp</text:span><text:span text:style-name="T2">, com nossos contatos e com um texto que vou escrever ainda.</text:span></text:p>
      <text:p text:style-name="P2"><text:span text:style-name="T2">&gt;</text:span>Mudar diagramação. <text:line-break/> <text:s text:c="2"/>-Podemos deixar os revendedores de BH todos em cima, embaixo deles os da grande BH e abaixo os outros. Raramente alguém vai querer ver algo que não é em BH. <text:line-break/> <text:s text:c="2"/>-Mudar tamanho e destaques das letras. Acho ruim ficar tudo do mesmo tamanho, acho que tem que ser destacado nesta ordem de importância: 1 – A cidade como título né, destacado como já tá (Belo Horizonte, Grande BH etc.). 2 – As regiões têm que estar mais destacadas do que os revendedores, pensei que pudesse ser melhor deixar as regiões com uma letra maior, porém sem negrito. 3- Os revendedores. Igual falei acho que pode ficar menor que as regiões mas acho que pode ficar bom em negrito. 4 – Contatos dos revendedores. Pode deixar com a letra bem pequena, sem destaque.</text:p>
      <text:p text:style-name="P2"/>
      <text:p text:style-name="P6">Cardápio</text:p>
      <text:p text:style-name="P4"/>
      <text:p text:style-name="P4">&gt;O cardápio não vai ficar disponível pra ser baixado em PDF não, certo? Vai ficar disponível lá mesmo no site</text:p>
      <text:p text:style-name="P1"/>
      <text:p text:style-name="P6">Outros</text:p>
      <text:p text:style-name="P4"/>
      <text:p text:style-name="P5"><text:span text:style-name="T3">Incluir link “Faça seu pedido”. Nós vamos receber pedidos por whatsapp, então da mesma forma que o link “seja um revendedor” direciona para uma página tipo “fale conosco”, este link poderia fazer o mesmo, direcionar para uma página com nossos contatos porém sem induzir o usuário a nos enviar um e-mail, mas sim nos contatar por whatsapp. Acho que o link poderia aparecer na página inicial, abaixo do link “cardápio” no cabeçalho e também entre o escrito “massas da casa” e as fotos das massas; dentro da página “loja” e dentro da página “cardápios”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0T19:09:51.633000000</meta:creation-date>
    <dc:date>2020-08-10T19:38:23.570000000</dc:date>
    <meta:editing-duration>PT17M5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2" meta:word-count="355" meta:character-count="2058" meta:non-whitespace-character-count="1703"/>
  </office:meta>
</office:document-meta>
</file>